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60H07M23.246051S" calcext:value-type="time">
            <text:p>1060:0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4H59M50.632S" calcext:value-type="time">
            <text:p>04:59</text:p>
          </table:table-cell>
          <table:table-cell table:style-name="ce3"/>
          <table:table-cell office:value-type="string" calcext:value-type="string">
            <text:p>Puzzle randomization, AI stale enum values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4H59M50.632S" calcext:value-type="time">
            <text:p>04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08:16:05.5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8T12:46:22.782000000</dc:date>
    <meta:editing-duration>P46DT12H13M3S</meta:editing-duration>
    <meta:editing-cycles>1233</meta:editing-cycles>
    <meta:generator>LibreOffice/7.2.6.2$Windows_X86_64 LibreOffice_project/b0ec3a565991f7569a5a7f5d24fed7f52653d754</meta:generator>
    <meta:document-statistic meta:table-count="2" meta:cell-count="1552" meta:object-count="0"/>
  </office:meta>
</office:document-meta>
</file>